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Bill Gates</text:p>
          </table:table-cell>
          <table:table-cell office:value-type="float" office:value="78.925">
            <text:p>78.925</text:p>
          </table:table-cell>
        </table:table-row>
        <table:table-row>
          <table:table-cell office:value-type="string">
            <text:p>Robert Downey</text:p>
          </table:table-cell>
          <table:table-cell office:value-type="float" office:value="75.5375">
            <text:p>75.5375</text:p>
          </table:table-cell>
        </table:table-row>
        <table:table-row>
          <table:table-cell office:value-type="string">
            <text:p>Neil Armstrong</text:p>
          </table:table-cell>
          <table:table-cell office:value-type="float" office:value="75.15833333333333">
            <text:p>75.15833333333333</text:p>
          </table:table-cell>
        </table:table-row>
        <table:table-row>
          <table:table-cell office:value-type="string">
            <text:p>Warren Buffet</text:p>
          </table:table-cell>
          <table:table-cell office:value-type="float" office:value="74.53333333333333">
            <text:p>74.53333333333333</text:p>
          </table:table-cell>
        </table:table-row>
        <table:table-row>
          <table:table-cell office:value-type="string">
            <text:p>Johnney Depp</text:p>
          </table:table-cell>
          <table:table-cell office:value-type="float" office:value="73.7">
            <text:p>73.7</text:p>
          </table:table-cell>
        </table:table-row>
        <table:table-row>
          <table:table-cell office:value-type="string">
            <text:p>Jeff Bezos</text:p>
          </table:table-cell>
          <table:table-cell office:value-type="float" office:value="72.91666666666667">
            <text:p>72.91666666666667</text:p>
          </table:table-cell>
        </table:table-row>
        <table:table-row>
          <table:table-cell office:value-type="string">
            <text:p>Isaac newton</text:p>
          </table:table-cell>
          <table:table-cell office:value-type="float" office:value="68.52916666666667">
            <text:p>68.52916666666667</text:p>
          </table:table-cell>
        </table:table-row>
        <table:table-row>
          <table:table-cell office:value-type="string">
            <text:p>Elon Musk</text:p>
          </table:table-cell>
          <table:table-cell office:value-type="float" office:value="67.5">
            <text:p>67.5</text:p>
          </table:table-cell>
        </table:table-row>
        <table:table-row>
          <table:table-cell office:value-type="string">
            <text:p>Will Smith</text:p>
          </table:table-cell>
          <table:table-cell office:value-type="float" office:value="66.9125">
            <text:p>66.9125</text:p>
          </table:table-cell>
        </table:table-row>
        <table:table-row>
          <table:table-cell office:value-type="string">
            <text:p>Mark Zuckerberg</text:p>
          </table:table-cell>
          <table:table-cell office:value-type="float" office:value="65.875">
            <text:p>65.875</text:p>
          </table:table-cell>
        </table:table-row>
        <table:table-row>
          <table:table-cell office:value-type="string">
            <text:p>Michael Jordan</text:p>
          </table:table-cell>
          <table:table-cell office:value-type="float" office:value="64.85416666666666">
            <text:p>64.85416666666666</text:p>
          </table:table-cell>
        </table:table-row>
        <table:table-row>
          <table:table-cell office:value-type="string">
            <text:p>Tim Cook</text:p>
          </table:table-cell>
          <table:table-cell office:value-type="float" office:value="64.36666666666667">
            <text:p>64.36666666666667</text:p>
          </table:table-cell>
        </table:table-row>
        <table:table-row>
          <table:table-cell office:value-type="string">
            <text:p>Sundar Pichai</text:p>
          </table:table-cell>
          <table:table-cell office:value-type="float" office:value="63.74583333333334">
            <text:p>63.74583333333334</text:p>
          </table:table-cell>
        </table:table-row>
        <table:table-row>
          <table:table-cell office:value-type="string">
            <text:p>Lionel Messi</text:p>
          </table:table-cell>
          <table:table-cell office:value-type="float" office:value="61.64583333333333">
            <text:p>61.64583333333333</text:p>
          </table:table-cell>
        </table:table-row>
        <table:table-row>
          <table:table-cell office:value-type="string">
            <text:p>Jack Ma</text:p>
          </table:table-cell>
          <table:table-cell office:value-type="float" office:value="59.77916666666666">
            <text:p>59.77916666666666</text:p>
          </table:table-cell>
        </table:table-row>
        <table:table-row>
          <table:table-cell office:value-type="string">
            <text:p>Cristiaono Ronaldo</text:p>
          </table:table-cell>
          <table:table-cell office:value-type="float" office:value="53.34583333333333">
            <text:p>53.3458333333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0</meta:generator>
  </office:meta>
</office:document-meta>
</file>